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eemymarriage.com/product/subhalagnam-telugu-traditional-wedding-invitation-video/" text:style-name="Internet_20_link" text:visited-style-name="Visited_20_Internet_20_Link">https://seemymarriage.com/product/subhalagnam-telugu-traditional-wedding-invitation-video/</text:a></text:p>
      <text:p text:style-name="Standard"><text:a xlink:type="simple" xlink:href="https://seemymarriage.com/product/chaysam-beautiful-watercolor-theme-image-revealing-traditional-motion-graphic-classy-wedding-save-the-date-video/" text:style-name="Internet_20_link" text:visited-style-name="Visited_20_Internet_20_Link"/></text:p>
      <text:p text:style-name="Standard"><text:a xlink:type="simple" xlink:href="https://seemymarriage.com/product/chaysam-beautiful-watercolor-theme-image-revealing-traditional-motion-graphic-classy-wedding-save-the-date-video/" text:style-name="Internet_20_link" text:visited-style-name="Visited_20_Internet_20_Link">https://seemymarriage.com/product/chaysam-beautiful-watercolor-theme-image-revealing-traditional-motion-graphic-classy-wedding-save-the-date-video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2:13:07.398990604</meta:creation-date>
    <dc:date>2020-03-26T23:07:27.165308544</dc:date>
    <meta:editing-duration>PT3M58S</meta:editing-duration>
    <meta:editing-cycles>1</meta:editing-cycles>
    <meta:document-statistic meta:table-count="0" meta:image-count="0" meta:object-count="0" meta:page-count="1" meta:paragraph-count="2" meta:word-count="2" meta:character-count="237" meta:non-whitespace-character-count="237"/>
    <meta:generator>LibreOffice/6.0.7.3$Linux_X86_64 LibreOffice_project/00m0$Build-3</meta:generator>
  </office:meta>
</office:document-meta>
</file>